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c2581" officeooo:paragraph-rsid="001c258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525195203057713164" text:style-name="L1">
        <text:list-item>
          <text:p text:style-name="P1">Problema al bootear el beagleBoard:</text:p>
          <text:p text:style-name="P1">Error: kernel panic – not syncing: Fatal exception in interrup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5:19:36.695563980</meta:creation-date>
    <meta:generator>LibreOffice/5.1.2.2$Linux_X86_64 LibreOffice_project/10m0$Build-2</meta:generator>
    <dc:date>2016-04-30T15:22:02.353859942</dc:date>
    <meta:editing-duration>PT2M25S</meta:editing-duration>
    <meta:editing-cycles>1</meta:editing-cycles>
    <meta:document-statistic meta:table-count="0" meta:image-count="0" meta:object-count="0" meta:page-count="1" meta:paragraph-count="2" meta:word-count="15" meta:character-count="100" meta:non-whitespace-character-count="87"/>
  </office:meta>
</office:document-meta>
</file>